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Tutorium – Array </text:p>
      <text:p text:style-name="Standard"/>
      <text:p text:style-name="Standard">Aufgabe 1(Schwierigkeitsgrad: 1)</text:p>
      <text:p text:style-name="Standard">Schreiben Sie in der Klasse Schachbrett eine Funktion<text:line-break/><text:line-break/><text:span text:style-name="Emphasis">public static int [][] erzeugeSchachMatrix(int n, int a, int b)</text:span><text:line-break/><text:line-break/>die eine quadratische AB-Matrix der Dimension n x n erzeugt. Die Matrix wird schachbrettartig mit den Werten a und b besetzt, wobei das Element mit dem Index (0,0) den Wert a erhält.<text:line-break/><text:line-break/>Bsp.:<text:line-break/><text:line-break/><text:span text:style-name="Emphasis">createABMatrix(3,2,1)<text:line-break/>|2|1|2|<text:line-break/>|1|2|1|<text:line-break/>|2|1|2|</text:span><text:line-break/><text:line-break/><text:line-break/><text:span text:style-name="Emphasis">createABMatrix(4,8,5)<text:line-break/>|8|5|8|5|<text:line-break/>|5|8|5|8|<text:line-break/>|8|5|8|5|<text:line-break/>|5|8|5|8|</text:span> </text:p>
      <text:p text:style-name="Standard"/>
      <text:p text:style-name="Standard">Aufgabe 2 (Schwierigkeitsgrad: 2)</text:p>
      <text:p text:style-name="Standard"/>
      <text:p text:style-name="Standard">Schreiben Sie eine Klasse Feld mit der Funktion<text:span text:style-name="Emphasis"> public static String felddurchlauf(String[][] feld, String weg)</text:span>. Diese Funktion bekommt zwei Parameter übergeben, sowohl ein zweidimensionales String-Array als auch einen String. Der String enthält die Buchstaben u,o,l,r. Diese stehen für unten, oben, links und rechts. Gemäß diesen Angaben sollen Sie das Array durchlaufen. Startposition ist 0,0. Wenn nun also der erste Buchstabe im String ein r ist, laufen Sie einen Eintrag nach rechts. Ist der zweite Buchstabe ein u, laufen Sie von dort aus nach unten. An jeder Position merken Sie sich, was in dem Feld steht, denn dies ist am Ende die Rückgabe. Die Größe des Feldes ist beliebig und muss nicht quadratisch sein.<text:line-break/><text:line-break/>Beispiel: String weg = 'rulurr'; durch das Array<text:line-break/>------------------------<text:line-break/>|JA |VA |EI |<text:line-break/>------------------------<text:line-break/>|SAU|HAU|MOP|<text:line-break/>------------------------<text:line-break/>|FG |AB |E |<text:line-break/>-------------------------<text:line-break/>ergibt als Rückgabe: JAVAHAUSAUFGABE.<text:line-break/><text:line-break/>Es kann zu zwei Fehlerfällen kommen:<text:line-break/>Der String enthält nicht nur die oben angegebenen Buchstaben.<text:line-break/>Der Weg, den der String vorgibt, ist nicht kompatibel mit dem Array.<text:line-break/>Werfen Sie in beiden Fällen eine RuntimeException. </text:p>
      <text:p text:style-name="Standard"/>
      <text:p text:style-name="Standard"/>
      <text:p text:style-name="Standard"/>
      <text:p text:style-name="Standard"><text:soft-page-break/>Aufgabe 3 (Schwierigkeitsgrad: 2)</text:p>
      <text:p text:style-name="Standard"/>
      <text:p text:style-name="Standard">Als Diagonalmatrix bezeichnet man eine quadratische Matrix, bei der alle Elemente außerhalb der Hauptdiagonalen gleich 0 sind.<text:line-break/><text:line-break/>Implementieren Sie in der Klasse <text:span text:style-name="Emphasis">Diagonalmatrix</text:span> eine Funktion<text:line-break/><text:line-break/><text:span text:style-name="Emphasis">public static boolean istDiagonalMatrix(double [][] mat)</text:span><text:line-break/><text:line-break/>, die überprüft, ob es sich bei dem übergebenen Feld um eine Diagonalmatrix handelt (Rückgabe <text:span text:style-name="Emphasis">true</text:span>) oder nicht (Rückgabe <text:span text:style-name="Emphasis">false</text:span>).<text:line-break/><text:line-break/>Achtung: Sie dürfen nicht davon ausgehen, dass das übergebene Feld quadratisch oder rechteckig 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an Purnamasari</meta:initial-creator>
    <meta:creation-date>2016-12-19T20:49:45.50</meta:creation-date>
    <meta:document-statistic meta:table-count="0" meta:image-count="0" meta:object-count="0" meta:page-count="2" meta:paragraph-count="7" meta:word-count="311" meta:character-count="2187"/>
    <dc:date>2016-12-19T20:52:58.36</dc:date>
    <dc:creator>Intan Purnamasari</dc:creator>
    <meta:editing-duration>PT3M13S</meta:editing-duration>
    <meta:editing-cycles>1</meta:editing-cycles>
    <meta:generator>OpenOffice/4.0.1$Win32 OpenOffice.org_project/401m5$Build-9714</meta:generator>
  </office:meta>
</office:document-meta>
</file>